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weight="bold" style:font-weight-asian="bold" style:font-name-complex="Comic Sans MS"/>
    </style:style>
    <style:style style:name="P2" style:family="paragraph" style:parent-style-name="Standard">
      <style:text-properties style:font-name="Comic Sans MS" style:font-name-asian="Comic Sans MS" style:font-name-complex="Comic Sans MS"/>
    </style:style>
    <style:style style:name="P3" style:family="paragraph" style:parent-style-name="Standard">
      <style:text-properties style:font-name="Comic Sans MS" style:font-name-complex="Comic Sans MS"/>
    </style:style>
    <style:style style:name="P4" style:family="paragraph" style:parent-style-name="Standard">
      <style:paragraph-properties fo:text-align="center" style:justify-single-word="false"/>
      <style:text-properties style:font-name="Comic Sans MS" style:font-name-complex="Comic Sans MS"/>
    </style:style>
    <style:style style:name="P5" style:family="paragraph" style:parent-style-name="Standard">
      <style:text-properties style:font-name="Comic Sans MS" fo:language="en" fo:country="US" style:font-name-asian="Comic Sans MS" style:font-name-complex="Comic Sans MS"/>
    </style:style>
    <style:style style:name="P6" style:family="paragraph" style:parent-style-name="Standard">
      <style:text-properties style:font-name="Comic Sans MS" fo:language="en" fo:country="US" style:font-name-complex="Comic Sans MS"/>
    </style:style>
    <style:style style:name="P7" style:family="paragraph" style:parent-style-name="Standard">
      <style:paragraph-properties fo:margin-left="0mm" fo:margin-right="0mm" fo:text-align="center" style:justify-single-word="false" fo:text-indent="12.7mm" style:auto-text-indent="false"/>
      <style:text-properties style:font-name="Comic Sans MS" style:font-name-complex="Comic Sans MS"/>
    </style:style>
    <style:style style:name="P8" style:family="paragraph" style:parent-style-name="Standard" style:master-page-name="Standard">
      <style:paragraph-properties style:page-number="auto"/>
      <style:text-properties style:font-name="Comic Sans MS" fo:font-weight="bold" style:font-weight-asian="bold" style:font-name-complex="Comic Sans MS"/>
    </style:style>
    <style:style style:name="T1" style:family="text">
      <style:text-properties style:font-name-asian="Comic Sans MS"/>
    </style:style>
    <style:style style:name="T2" style:family="text">
      <style:text-properties style:font-name="Comic Sans MS" style:font-name-complex="Comic Sans MS"/>
    </style:style>
    <style:style style:name="T3" style:family="text">
      <style:text-properties style:font-name="Comic Sans MS" style:text-underline-style="solid" style:text-underline-width="auto" style:text-underline-color="font-color" fo:font-weight="bold" style:font-weight-asian="bold" style:font-name-complex="Comic Sans MS"/>
    </style:style>
    <style:style style:name="T4" style:family="text">
      <style:text-properties style:font-name="Comic Sans MS" fo:font-weight="bold" style:font-weight-asian="bold" style:font-name-complex="Comic Sans M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ΑΙΤΗΣΗ<text:tab/><text:tab/><text:tab/><text:tab/><text:tab/><text:tab/><text:tab/><text:tab/></text:p>
      <text:p text:style-name="P1"/>
      <text:p text:style-name="P3">Επώνυμο…………………………………………………………………</text:p>
      <text:p text:style-name="P3">Όνομα…………………………………………………………………….</text:p>
      <text:p text:style-name="P3">Πατρώνυμο……………………………………………………………</text:p>
      <text:p text:style-name="P3">Κλάδος……………………………………………………………………</text:p>
      <text:p text:style-name="P3">Βαθμός……………………………………………………………………</text:p>
      <text:p text:style-name="P3">Οργανική Θέση……………………………………………………..</text:p>
      <text:p text:style-name="P2">…………………………………………………………………………………</text:p>
      <text:p text:style-name="P3">Θέση που υπηρετώ……………………………………………….</text:p>
      <text:p text:style-name="P2">…………………………………………………………………………………</text:p>
      <text:p text:style-name="P3">Δ/νση κατοικίας……………………………………………………</text:p>
      <text:p text:style-name="P2">…………………………………………………………………………………</text:p>
      <text:p text:style-name="P3">Τηλέφωνο………………………………………………………………</text:p>
      <text:p text:style-name="P3"><text:span text:style-name="T1">………………………………………………………………………………</text:span>..</text:p>
      <text:p text:style-name="P3"/>
      <text:p text:style-name="P3"/>
      <text:p text:style-name="P3"/>
      <text:p text:style-name="Standard"><text:span text:style-name="T2">ΘΕΜΑ: Χορήγηση </text:span><text:span text:style-name="T3">συνδικαλιστικής</text:span><text:span text:style-name="T2"> άδειας </text:span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ΠΡΟΣ</text:p>
      <text:p text:style-name="P1"/>
      <text:p text:style-name="P3"/>
      <text:p text:style-name="P3">Την Διεύθυνση <text:s/>Δ.Ε. Ν. Ηρακλείου.</text:p>
      <text:p text:style-name="P3">(Δια του κ. Δ/ντή του………………………………………….</text:p>
      <text:p text:style-name="P3"><text:span text:style-name="T1">………………………………………………………………………………</text:span>.)</text:p>
      <text:p text:style-name="P3"/>
      <text:p text:style-name="Standard"><text:span text:style-name="T2">Παρακαλώ να μου χορηγήσετε </text:span><text:span text:style-name="T3">συνδικαλιστική</text:span><text:span text:style-name="T4"> </text:span><text:span text:style-name="T2">άδεια βάσει των άρθρων 17 &amp; 18 του Ν.1264/1982, άρθ.6 του Ν.2224/1994 και άρθ. 11 του Ν.2336/1995. ………….ημερ………από…………………………………….μέχρι…………………………διότι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<text:p text:style-name="P3"/>
      <text:p text:style-name="P3">Μαζί υποβάλλω και:</text:p>
      <text:p text:style-name="P3">1.Αντίγραφο <text:s/>καταστατικού <text:s/>συνδικαλιστικής οργάνωσης <text:s text:c="4"/>…………………………………………………………………………………</text:p>
      <text:p text:style-name="P5"><text:soft-page-break/>…………………………………………………………………………………</text:p>
      <text:p text:style-name="P6"/>
      <text:p text:style-name="P4"/>
      <text:p text:style-name="P3">Ημερομηνία:…………………………………………..</text:p>
      <text:p text:style-name="P3"/>
      <text:p text:style-name="P3"/>
      <text:p text:style-name="P7"><text:span text:style-name="T1">………… </text:span>Αιτ……………………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Προεπιλεγμένη_20_γραμματοσειρά" style:display-name="Προεπιλεγμένη γραμματοσειρά" style:family="text"/>
    <style:style style:name="Προεπιλεγμένη_20_γραμματοσειρά1" style:display-name="Προεπιλεγμένη γραμματοσειρά1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5.4mm" fo:margin-bottom="25.4mm" fo:margin-left="10mm" fo:margin-right="10mm" fo:background-color="#ffffff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7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5-06-22T12:43:00</meta:creation-date>
    <dc:creator>1g2</dc:creator>
    <dc:date>2016-10-20T07:42:00</dc:date>
    <meta:print-date>2008-03-24T10:15:00</meta:print-date>
    <meta:editing-cycles>2</meta:editing-cycles>
    <meta:editing-duration>PT10M</meta:editing-duration>
    <meta:document-statistic meta:table-count="0" meta:image-count="0" meta:object-count="0" meta:page-count="3" meta:paragraph-count="25" meta:word-count="69" meta:character-count="1057" meta:non-whitespace-character-count="997"/>
    <meta:generator>LibreOffice/5.2.7.2$Linux_X86_64 LibreOffice_project/20m0$Build-2</meta:generator>
  </office:meta>
</office:document-meta>
</file>